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hings to do :</text:p>
      <text:p text:style-name="Standard"/>
      <text:p text:style-name="Standard"/>
      <text:p text:style-name="Standard">- Hitbox (entre persos et entre map et persos)</text:p>
      <text:p text:style-name="Standard"/>
      <text:p text:style-name="Standard">- Compteurs,<text:s/>timer</text:p>
      <text:p text:style-name="Standard"/>
      <text:p text:style-name="Standard">- Ecran de fin de partie</text:p>
      <text:p text:style-name="Standard"/>
      <text:p text:style-name="Standard">- Polices d’écriture et couleurs (sur les sliders des options aussi)</text:p>
      <text:p text:style-name="Standard"/>
      <text:p text:style-name="Standard">- Rapport à faire</text:p>
      <text:p text:style-name="Standard"/>
      <text:p text:style-name="Standard">- Présentation powerpoint</text:p>
      <text:p text:style-name="Standard"/>
      <text:p text:style-name="Standard">- Executable<text:s/><text:tab/><text:tab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ément</dc:creator>
    <meta:creation-date>2018-03-16T10:09:00Z</meta:creation-date>
    <dc:date>2018-05-20T21:17:00Z</dc:date>
    <meta:template xlink:href="Normal.dotm" xlink:type="simple"/>
    <meta:editing-cycles>9</meta:editing-cycles>
    <meta:editing-duration>PT16020S</meta:editing-duration>
    <meta:document-statistic meta:page-count="1" meta:paragraph-count="1" meta:word-count="37" meta:character-count="243" meta:row-count="1" meta:non-whitespace-character-count="207"/>
  </office:meta>
</office:document-meta>
</file>